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941in" svg:y="2.037in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Number of stree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</table:table-row>
      </table:table>
      <table:named-expressions/>
      <table:database-ranges>
        <table:database-range table:name="__Anonymous_Sheet_DB__0" table:target-range-address="Sheet1.A1:Sheet1.B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6:22:11.723051049</meta:creation-date>
    <dc:date>2025-04-01T20:35:33.494503844</dc:date>
    <meta:editing-duration>PT1H1M9S</meta:editing-duration>
    <meta:editing-cycles>6</meta:editing-cycles>
    <meta:generator>LibreOffice/7.4.7.2$Linux_X86_64 LibreOffice_project/40$Build-2</meta:generator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b3cac7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673cm" svg:y="0.316cm" chart:style-name="ch2">
          <text:p>Top 10 cities from a made-up region with the highest number of streets which names end with the letter "y" as of January 1, 2025</text:p>
        </chart:title>
        <chart:plot-area chart:style-name="ch3" table:cell-range-address="Sheet1.A1:Sheet1.B11" chart:data-source-has-labels="both" svg:x="1.331cm" svg:y="2.281cm" svg:width="14.349cm" svg:height="5.558cm">
          <chart:coordinate-region svg:x="1.846cm" svg:y="2.281cm" svg:width="13.646cm" svg:height="4.911cm"/>
          <chart:axis chart:dimension="x" chart:name="primary-x" chart:style-name="ch4" chartooo:axis-type="auto">
            <chartooo:date-scale/>
            <chart:title svg:x="0.451cm" svg:y="5.395cm" chart:style-name="ch5">
              <text:p>City</text:p>
            </chart:title>
            <chart:categories table:cell-range-address="Sheet1.A2:Sheet1.A11"/>
          </chart:axis>
          <chart:axis chart:dimension="y" chart:name="primary-y" chart:style-name="ch6">
            <chart:title svg:x="7.178cm" svg:y="8.019cm" chart:style-name="ch7">
              <text:p>Number of streets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stree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</text:p>
                <draw:g>
                  <svg:desc>Sheet1.A2:Sheet1.A11</svg:desc>
                </draw:g>
              </table:table-cell>
              <table:table-cell office:value-type="float" office:value="15">
                <text:p>1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